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paragraph-properties fo:text-align="justify"/>
      <style:text-properties fo:font-size="12pt" style:font-size-asian="12pt"/>
    </style:style>
    <style:style style:name="P19" style:parent-style-name="Normální" style:family="paragraph">
      <style:paragraph-properties fo:text-align="justify"/>
      <style:text-properties fo:font-size="12pt" style:font-size-asian="12pt"/>
    </style:style>
    <style:style style:name="P20" style:parent-style-name="Normální" style:family="paragraph">
      <style:paragraph-properties fo:text-align="justify"/>
      <style:text-properties fo:font-size="12pt" style:font-size-asian="12pt"/>
    </style:style>
    <style:style style:name="P21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2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3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4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5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6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7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8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29" style:parent-style-name="Odstavecseseznamem" style:family="paragraph">
      <style:paragraph-properties fo:text-align="justify" fo:margin-left="0.3937in" fo:text-indent="-0.1965in">
        <style:tab-stops/>
      </style:paragraph-properties>
      <style:text-properties fo:font-size="12pt" style:font-size-asian="12pt" style:font-size-complex="12pt"/>
    </style:style>
    <style:style style:name="P30" style:parent-style-name="Odstavecseseznamem" style:family="paragraph">
      <style:paragraph-properties fo:text-align="justify" fo:margin-left="0.3937in" fo:text-indent="-0.2951in">
        <style:tab-stops/>
      </style:paragraph-properties>
      <style:text-properties fo:font-size="12pt" style:font-size-asian="12pt" style:font-size-complex="12pt"/>
    </style:style>
    <style:style style:name="P31" style:parent-style-name="Odstavecseseznamem" style:family="paragraph">
      <style:paragraph-properties fo:text-align="justify"/>
      <style:text-properties fo:font-size="12pt" style:font-size-asian="12pt" style:font-size-complex="12pt"/>
    </style:style>
    <style:style style:name="P32" style:parent-style-name="Normální" style:family="paragraph">
      <style:paragraph-properties fo:text-align="justify"/>
    </style:style>
    <style:style style:name="T33" style:parent-style-name="Standardnípísmoodstavce" style:family="text">
      <style:text-properties fo:font-size="12pt" style:font-size-asian="12pt"/>
    </style:style>
    <style:style style:name="T34" style:parent-style-name="Standardnípísmoodstavce" style:family="text">
      <style:text-properties fo:font-weight="bold" style:font-weight-asian="bold" fo:font-size="12pt" style:font-size-asian="12pt"/>
    </style:style>
    <style:style style:name="P35" style:parent-style-name="Normální" style:family="paragraph">
      <style:paragraph-properties fo:text-align="justify"/>
      <style:text-properties fo:font-weight="bold" style:font-weight-asian="bold" fo:font-size="12pt" style:font-size-asian="12pt"/>
    </style:style>
    <style:style style:name="P36" style:parent-style-name="Normální" style:family="paragraph">
      <style:paragraph-properties fo:text-align="justify"/>
      <style:text-properties fo:font-weight="bold" style:font-weight-asian="bold" fo:font-size="12pt" style:font-size-asian="12pt"/>
    </style:style>
    <style:style style:name="P37" style:parent-style-name="Normální" style:family="paragraph">
      <style:paragraph-properties fo:text-align="justify"/>
      <style:text-properties fo:font-size="12pt" style:font-size-asian="12pt"/>
    </style:style>
    <style:style style:name="P38" style:parent-style-name="Normální" style:family="paragraph">
      <style:paragraph-properties fo:text-align="justify"/>
      <style:text-properties fo:font-size="12pt" style:font-size-asian="12pt"/>
    </style:style>
    <style:style style:name="P39" style:parent-style-name="Normální" style:family="paragraph">
      <style:text-properties fo:font-weight="bold" style:font-weight-asian="bold" fo:font-size="12pt" style:font-size-asian="12pt"/>
    </style:style>
    <style:style style:name="P40" style:parent-style-name="Normální" style:family="paragraph">
      <style:paragraph-properties fo:text-align="justify"/>
      <style:text-properties fo:font-size="12pt" style:font-size-asian="12pt"/>
    </style:style>
    <style:style style:name="P41" style:parent-style-name="Normální" style:family="paragraph">
      <style:paragraph-properties fo:text-align="justify"/>
      <style:text-properties fo:font-weight="bold" style:font-weight-asian="bold" fo:font-size="12pt" style:font-size-asian="12pt"/>
    </style:style>
    <style:style style:name="P42" style:parent-style-name="Normální" style:family="paragraph">
      <style:text-properties fo:font-weight="bold" style:font-weight-asian="bold" fo:font-size="12pt" style:font-size-asian="12pt"/>
    </style:style>
    <style:style style:name="P43" style:parent-style-name="Normální" style:family="paragraph">
      <style:paragraph-properties fo:text-align="justify"/>
      <style:text-properties fo:font-size="12pt" style:font-size-asian="12pt"/>
    </style:style>
    <style:style style:name="P44" style:parent-style-name="Normální" style:family="paragraph">
      <style:paragraph-properties fo:text-align="justify"/>
      <style:text-properties fo:font-weight="bold" style:font-weight-asian="bold" fo:font-size="12pt" style:font-size-asian="12pt"/>
    </style:style>
    <style:style style:name="P45" style:parent-style-name="Normální" style:family="paragraph">
      <style:text-properties fo:font-weight="bold" style:font-weight-asian="bold" fo:font-size="12pt" style:font-size-asian="12pt"/>
    </style:style>
    <style:style style:name="P46" style:parent-style-name="Normální" style:family="paragraph">
      <style:text-properties fo:font-size="12pt" style:font-size-asian="12pt"/>
    </style:style>
    <style:style style:name="P47" style:parent-style-name="Normální" style:family="paragraph">
      <style:text-properties fo:font-size="12pt" style:font-size-asian="12pt"/>
    </style:style>
    <style:style style:name="P48" style:parent-style-name="Normální" style:family="paragraph">
      <style:text-properties fo:font-weight="bold" style:font-weight-asian="bold" fo:font-size="12pt" style:font-size-asian="12pt"/>
    </style:style>
    <style:style style:name="P49" style:parent-style-name="Normální" style:family="paragraph">
      <style:text-properties fo:font-size="12pt" style:font-size-asian="12pt"/>
    </style:style>
    <style:style style:name="P50" style:parent-style-name="Normální" style:family="paragraph">
      <style:text-properties fo:font-size="12pt" style:font-size-asian="12pt"/>
    </style:style>
    <style:style style:name="P51" style:parent-style-name="Normální" style:family="paragraph">
      <style:text-properties fo:font-weight="bold" style:font-weight-asian="bold" fo:font-size="12pt" style:font-size-asian="12pt"/>
    </style:style>
    <style:style style:name="P52" style:parent-style-name="Normální" style:family="paragraph">
      <style:text-properties fo:font-weight="bold" style:font-weight-asian="bold" fo:font-size="12pt" style:font-size-asian="12pt"/>
    </style:style>
    <style:style style:name="P53" style:parent-style-name="Normální" style:family="paragraph">
      <style:text-properties fo:font-size="12pt" style:font-size-asian="12pt"/>
    </style:style>
    <style:style style:name="P54" style:parent-style-name="Normální" style:family="paragraph">
      <style:text-properties fo:font-size="12pt" style:font-size-asian="12pt"/>
    </style:style>
    <style:style style:name="P55" style:parent-style-name="Normální" style:family="paragraph">
      <style:text-properties fo:font-size="12pt" style:font-size-asian="12pt"/>
    </style:style>
    <style:style style:name="P56" style:parent-style-name="Normální" style:family="paragraph">
      <style:text-properties fo:font-weight="bold" style:font-weight-asian="bold" fo:font-size="12pt" style:font-size-asian="12pt"/>
    </style:style>
    <style:style style:name="P57" style:parent-style-name="Normální" style:family="paragraph">
      <style:text-properties fo:font-size="12pt" style:font-size-asian="12pt"/>
    </style:style>
    <style:style style:name="P58" style:parent-style-name="Normální" style:family="paragraph">
      <style:text-properties fo:font-size="12pt" style:font-size-asian="12pt"/>
    </style:style>
    <style:style style:name="P59" style:parent-style-name="Normální" style:family="paragraph">
      <style:text-properties fo:font-size="12pt" style:font-size-asian="12pt"/>
    </style:style>
    <style:style style:name="P60" style:parent-style-name="Normální" style:family="paragraph">
      <style:text-properties fo:font-weight="bold" style:font-weight-asian="bold" fo:font-size="12pt" style:font-size-asian="12pt"/>
    </style:style>
    <style:style style:name="P61" style:parent-style-name="Normální" style:family="paragraph">
      <style:text-properties fo:font-size="12pt" style:font-size-asian="12pt"/>
    </style:style>
    <style:style style:name="P62" style:parent-style-name="Normální" style:family="paragraph">
      <style:text-properties fo:font-size="12pt" style:font-size-asian="12pt"/>
    </style:style>
    <style:style style:name="P63" style:parent-style-name="Normální" style:family="paragraph">
      <style:text-properties fo:font-size="12pt" style:font-size-asian="12pt"/>
    </style:style>
    <style:style style:name="P64" style:parent-style-name="Normální" style:family="paragraph">
      <style:text-properties fo:font-weight="bold" style:font-weight-asian="bold" fo:font-size="12pt" style:font-size-asian="12pt"/>
    </style:style>
    <style:style style:name="P65" style:parent-style-name="Normální" style:family="paragraph">
      <style:text-properties fo:font-size="12pt" style:font-size-asian="12pt"/>
    </style:style>
    <style:style style:name="P66" style:parent-style-name="Normální" style:family="paragraph">
      <style:text-properties fo:font-size="12pt" style:font-size-asian="12pt"/>
    </style:style>
    <style:style style:name="P67" style:parent-style-name="Normální" style:family="paragraph">
      <style:text-properties fo:font-weight="bold" style:font-weight-asian="bold" fo:font-size="12pt" style:font-size-asian="12pt"/>
    </style:style>
    <style:style style:name="P68" style:parent-style-name="Normální" style:family="paragraph">
      <style:text-properties fo:font-size="12pt" style:font-size-asian="12pt"/>
    </style:style>
    <style:style style:name="P69" style:parent-style-name="Normální" style:family="paragraph">
      <style:text-properties fo:font-size="12pt" style:font-size-asian="12pt"/>
    </style:style>
    <style:style style:name="P70" style:parent-style-name="Normální" style:family="paragraph">
      <style:text-properties fo:font-weight="bold" style:font-weight-asian="bold" fo:font-size="12pt" style:font-size-asian="12pt"/>
    </style:style>
    <style:style style:name="T71" style:parent-style-name="Standardnípísmoodstavce" style:family="text">
      <style:text-properties fo:font-size="12pt" style:font-size-asian="12pt"/>
    </style:style>
    <style:style style:name="T72" style:parent-style-name="Standardnípísmoodstavce" style:family="text">
      <style:text-properties fo:font-weight="bold" style:font-weight-asian="bold" fo:font-size="12pt" style:font-size-asian="12pt"/>
    </style:style>
    <style:style style:name="T73" style:parent-style-name="Standardnípísmoodstavce" style:family="text">
      <style:text-properties fo:font-size="12pt" style:font-size-asian="12pt"/>
    </style:style>
    <style:style style:name="P74" style:parent-style-name="Normální" style:family="paragraph">
      <style:text-properties fo:font-size="12pt" style:font-size-asian="12pt"/>
    </style:style>
    <style:style style:name="P75" style:parent-style-name="Normální" style:family="paragraph">
      <style:text-properties fo:font-size="12pt" style:font-size-asian="12pt"/>
    </style:style>
    <style:style style:name="P76" style:parent-style-name="Normální" style:family="paragraph">
      <style:paragraph-properties fo:text-align="justify"/>
      <style:text-properties fo:font-weight="bold" style:font-weight-asian="bold" fo:font-size="12pt" style:font-size-asian="12pt"/>
    </style:style>
    <style:style style:name="P77" style:parent-style-name="Normální" style:family="paragraph">
      <style:paragraph-properties fo:text-align="justify"/>
    </style:style>
    <style:style style:name="T78" style:parent-style-name="Hypertextovýodkaz" style:family="text">
      <style:text-properties fo:font-size="12pt" style:font-size-asian="12pt"/>
    </style:style>
    <style:style style:name="T79" style:parent-style-name="Hypertextovýodkaz" style:family="text">
      <style:text-properties fo:font-size="12pt" style:font-size-asian="12pt"/>
    </style:style>
    <style:style style:name="P80" style:parent-style-name="Normální" style:family="paragraph">
      <style:paragraph-properties fo:text-align="justify"/>
      <style:text-properties fo:font-size="12pt" style:font-size-asian="12pt"/>
    </style:style>
    <style:style style:name="P81" style:parent-style-name="Normální" style:family="paragraph">
      <style:paragraph-properties fo:text-align="justify"/>
      <style:text-properties fo:font-size="12pt" style:font-size-asian="12pt"/>
    </style:style>
    <style:style style:name="P82" style:parent-style-name="Normální" style:family="paragraph">
      <style:paragraph-properties fo:text-align="justify"/>
      <style:text-properties fo:font-size="12pt" style:font-size-asian="12pt"/>
    </style:style>
    <style:style style:name="P83" style:parent-style-name="Normální" style:family="paragraph">
      <style:paragraph-properties fo:text-align="justify"/>
      <style:text-properties fo:font-size="12pt" style:font-size-asian="12pt"/>
    </style:style>
    <style:style style:name="P84" style:parent-style-name="Normální" style:family="paragraph">
      <style:paragraph-properties fo:text-align="justify"/>
      <style:text-properties fo:font-size="12pt" style:font-size-asian="12pt"/>
    </style:style>
    <style:style style:name="P85" style:parent-style-name="Normální" style:family="paragraph">
      <style:paragraph-properties fo:text-align="justify"/>
      <style:text-properties fo:font-size="12pt" style:font-size-asian="12pt"/>
    </style:style>
    <style:style style:name="T86" style:parent-style-name="instrukce" style:family="text">
      <style:text-properties style:use-window-font-color="true"/>
    </style:style>
    <style:style style:name="T87" style:parent-style-name="instrukce" style:family="text">
      <style:text-properties style:use-window-font-color="true"/>
    </style:style>
    <style:style style:name="T88" style:parent-style-name="instrukce" style:family="text">
      <style:text-properties style:use-window-font-color="true"/>
    </style:style>
    <style:style style:name="P89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T90" style:parent-style-name="Standardnípísmoodstavce" style:family="text">
      <style:text-properties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6/2021<text:bookmark-end text:name="Text14"/></text:p>
            <text:p text:style-name="Normální">KVOP-10236/2021<text:bookmark-end text:name="Text2"/></text:p>
            <text:p text:style-name="Normální"><text:bookmark-start text:name="Text6"/>09. 03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F<text:bookmark-end text:name="Text9"/>. K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<text:s/>o poskytnutí informace<text:s/></text:h>
      <text:p text:style-name="P18">Vážený pane K.,</text:p>
      <text:p text:style-name="P19">dne 2. 3. 202 byla do Kanceláře veřejného ochránce práv doručena Vaše žádost podle zákona č. 106/1999 Sb., o svobodném přístupu k informacím, ve znění pozdějších předpisů, kterou žádáte o zodpovězení následujících otázek:</text:p>
      <text:p text:style-name="P20"/>
      <text:list text:style-name="LFO3_1" text:continue-numbering="true">
        <text:list-item>
          <text:p text:style-name="P21">Jaké konkrétní příspěvkové organizace, ve smyslu § 4 odst. 1 písm. c) a d) zákona č. 134/2016 Sb. (dále i „ZVZ“), byly povinným subjektem zřízeny, a to od 1. 1. 1993 do dne vyhovění žádosti?</text:p>
        </text:list-item>
        <text:list-item>
          <text:p text:style-name="P22">Jaké jiné právnické osoby, ve smyslu § 4 odst. 1<text:s/>písm. e) bod 1. a bod 2. zákona č. 134/2016 Sb., byly povinným subjektem založeny, a to od 1. 1. 1993 do dne vyhovění žádosti?</text:p>
        </text:list-item>
        <text:list-item>
          <text:p text:style-name="P23">Jaké právnické osoby, které spadají pod definici § 4 odst. 1 písm. e) bod 1 a bod. 2 zákona č. 134/2016 Sb. Byly povinným subjektem založeny, a to od 1. 1. 1. 1993 do dne vyhovění žádosti?</text:p>
        </text:list-item>
        <text:list-item>
          <text:p text:style-name="P24">Jaké 3 nejvýznamnější zakázky byly uzavřeny v kalendářním roce 2020 na základě vertikální spolupráce dle § 11 zákona č. 134/2016 Sb.?</text:p>
        </text:list-item>
        <text:list-item>
          <text:p text:style-name="P25">Jaké 3 nejvýznamnější zakázky byly uzavřeny v kalendářním roce<text:s/>2020 na základě horizontální spolupráce dle § 12 zákona č. 134/2016 Sb.?</text:p>
        </text:list-item>
        <text:list-item>
          <text:p text:style-name="P26">Jaké 3 nejvýznamnější veřejné zakázky byly uzavřeny v kalendářním roce 2020 s dodavateli, kteří nejsou veřejným zadavatelem podle ZVZ?</text:p>
        </text:list-item>
        <text:list-item>
          <text:p text:style-name="P27">Jakým způsobem zajišťuje povinný subjekt dodržení zásady transparentnosti podle § 6 ZVZ ve vztahu k veřejným zakázkám malého rozsahu na právní služby nespadající pod výjimku dle § 29 písm. k) ZVZ?</text:p>
        </text:list-item>
        <text:list-item>
          <text:p text:style-name="P28">Jaká organizační složka státu je přímo nadřízená povinnému subjektu?</text:p>
        </text:list-item>
        <text:list-item>
          <text:p text:style-name="P29">Prosím o sdělení struktury organigramu povinného subjektu (resp. Popis své organizační struktury), včetně uvedení odborů. Sekcí a oddělení, uvedení počtu<text:s/><text:soft-page-break/>zaměstnanců konkrétních odborů, oddělení a sekcí a vyjádření vztahu nadřízenosti a podřízenosti mezi nimi.</text:p>
        </text:list-item>
        <text:list-item>
          <text:p text:style-name="P30">Jakou internetovou adresu profilu zadavatele, včetně vlastního profilu zadavatele ve smyslu § 214 povinný subjekt používá?</text:p>
        </text:list-item>
      </text:list>
      <text:p text:style-name="P31"/>
      <text:p text:style-name="P32"><text:span text:style-name="T33">Ve smyslu zákona o svobodném přístupu k informacím,<text:s/></text:span><text:span text:style-name="T34">se poskytují níže uvedené informace:</text:span></text:p>
      <text:p text:style-name="P35"/>
      <text:p text:style-name="P36">K bodu č. 1)</text:p>
      <text:p text:style-name="P37">Kancelář veřejného ochránce práv není zřizovatelem žádné příspěvkové organizace.</text:p>
      <text:p text:style-name="P38"/>
      <text:p text:style-name="P39">K bodu č. 2)</text:p>
      <text:p text:style-name="P40">Kancelář veřejného ochránce práv není zřizovatelem žádné jiné právnické osoby.</text:p>
      <text:p text:style-name="P41"/>
      <text:p text:style-name="P42">K bodu č. 3)</text:p>
      <text:p text:style-name="P43">Kancelář veřejného ochránce práv není zřizovatelem žádné jiné právnické osoby.</text:p>
      <text:p text:style-name="P44"/>
      <text:p text:style-name="P45">K bodu č. 4)</text:p>
      <text:p text:style-name="P46">Kancelář veřejného ochránce práv<text:s/>neuzavřela v roce 2020 na základě vertikální spolupráce dle § 11 zákona č. 134/2016 Sb. žádnou zakázku.</text:p>
      <text:p text:style-name="P47"/>
      <text:p text:style-name="P48">K bodu č. 5)</text:p>
      <text:p text:style-name="P49">Kancelář veřejného ochránce práv neuzavřela v roce 2020 na základě horizontální spolupráce dle § 12 zákona č. 134/2016 Sb. žádnou zakázku.</text:p>
      <text:p text:style-name="P50"/>
      <text:p text:style-name="P51">K bodu č. 6)</text:p>
      <text:p text:style-name="P52">Poskytování služeb servisní a technické podpory a maintenance „Elektronizace úřadu Kanceláře veřejného ochránce práv“</text:p>
      <text:p text:style-name="P53">Dodavatel: O2 Czech Republic a.s., IČ 60193336</text:p>
      <text:p text:style-name="P54">Hodnota zakázky: <text:s/>3 810 000 Kč bez DPH</text:p>
      <text:p text:style-name="P55"/>
      <text:p text:style-name="P56">Pěstební péče o zelenou fasádu, střechu a sadové úpravy kolem budovy KVOP</text:p>
      <text:p text:style-name="P57">Dodavatel: Ing. Jiří Vrbas, Nádražní 155, 664 08 Blažovice, IČ 42316065</text:p>
      <text:p text:style-name="P58">Hodnota zakázky: 869 116 Kč bez DPH</text:p>
      <text:p text:style-name="P59"/>
      <text:p text:style-name="P60">Zajištění informačních služeb</text:p>
      <text:p text:style-name="P61">Dodavatel: Wolters Kluwer ČR, a.s.., U nákladového nádraží 10, 130 000 Praha, IČ 63077639</text:p>
      <text:p text:style-name="P62">Hodnota zakázky: 848 000 Kč bez DPH</text:p>
      <text:p text:style-name="P63"/>
      <text:p text:style-name="P64">K bodu č. 7)<text:s/></text:p>
      <text:p text:style-name="P65">Kancelář veřejného ochránce práv nerealizuje veřejné zakázky malého rozsahu na právní služby nespadající pod výjimku dle § 29 písm. k) ZVZ.</text:p>
      <text:p text:style-name="P66"/>
      <text:p text:style-name="P67">K bodu č. 8)<text:s/></text:p>
      <text:soft-page-break/>
      <text:p text:style-name="P68">Kancelář veřejného ochránce práv není přímo podřízena žádné organizační složce státu.<text:s/></text:p>
      <text:p text:style-name="P69"/>
      <text:p text:style-name="P70">K bodu č. 9)</text:p>
      <text:p text:style-name="Normální"><text:span text:style-name="T71">Vyžádaná informace je poskytnuta v dokumentu, který je přílohou</text:span><text:span text:style-name="T72"><text:s/></text:span><text:span text:style-name="T73">tohoto dopisu.</text:span></text:p>
      <text:p text:style-name="P74"/>
      <text:p text:style-name="P75"/>
      <text:p text:style-name="P76">K bodu č. 10)</text:p>
      <text:p text:style-name="P77"><text:a xlink:href="http://www.vhodne-uverejneni.cz/profil/70836981" office:target-frame-name="_top" xlink:show="replace"><text:span text:style-name="T78">www.vhodne-uverejneni.cz/profil/70</text:span><text:span text:style-name="T79">836981</text:span></text:a></text:p>
      <text:p text:style-name="P80"/>
      <text:p text:style-name="P81">S pozdravem</text:p>
      <text:p text:style-name="P82"/>
      <text:p text:style-name="P83"/>
      <text:p text:style-name="P84"/>
      <text:p text:style-name="P85"/>
      <text:p text:style-name="podpis"><text:span text:style-name="T86">JUDr. Pavel Pořízek, Ph.D. v. r.</text:span></text:p>
      <text:p text:style-name="podpis"><text:span text:style-name="T87">vedoucí Kanceláře veřejného ochránce práv</text:span></text:p>
      <text:p text:style-name="podpis"><text:span text:style-name="T88"><text:s/>(podepsáno elektronicky)</text:span></text:p>
      <text:p text:style-name="Normální"/>
      <text:p text:style-name="Normální"/>
      <text:p text:style-name="P89">Příloha</text:p>
      <text:p text:style-name="Normální"><text:span text:style-name="T90">Organizační schéma KVO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7HIW*</text:span></text:p>
        <text:p text:style-name="P12"><text:span text:style-name="T13">KVOPX00B7HIW</text:span>KVOPX00B7HIW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KVOP</dc:creator>
    <meta:creation-date>2021-03-09T12:51:00Z</meta:creation-date>
    <dc:date>2021-03-15T08:27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7" meta:word-count="559" meta:character-count="3856" meta:row-count="27" meta:non-whitespace-character-count="3304"/>
  </office:meta>
</office:document-meta>
</file>